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rding started at <text:time style:data-style-name="N42" text:time-value="2018-03-28T14:05:38.90" text:fixed="true" text:time-adjust="-PT00H01M00S">02:04 PM</text:time></text:p>
      <text:p text:style-name="P1">Book – Middletown</text:p>
      <text:p text:style-name="P1">Sociology study conducted by husband-wife team in Indiana.</text:p>
      <text:p text:style-name="P1">Found it didn't matter for skilled or unskilled workers, driven to consume goods to give their lives meaning.</text:p>
      <text:p text:style-name="P1">People bought things to create fulfillment in their lives.</text:p>
      <text:p text:style-name="P1">Interviewed head of HR, in charge of hiring and firing. Said that being a skilled worker provides no more job assurance than an unskilled worker.</text:p>
      <text:p text:style-name="P1">Housing/living statistics(<text:time style:data-style-name="N42" text:time-value="2018-03-28T14:19:09.82" text:fixed="true">02:19 PM</text:time> notes)</text:p>
      <text:p text:style-name="P1"/>
      <text:p text:style-name="P1">Volume of debt held by Americans between 1925-1929 doubled.</text:p>
      <text:p text:style-name="P1">By 1929, was 3 million dollars.</text:p>
      <text:p text:style-name="P1">1920 census returned 44% lived in farms. 1 in 5 lives in farms.</text:p>
      <text:p text:style-name="P1">(<text:time style:data-style-name="N42" text:time-value="2018-03-28T14:23:02.81" text:fixed="true">02:23 PM</text:time> notes)</text:p>
      <text:p text:style-name="P1">American farms in 1920s had a different experience than in 19-teens</text:p>
      <text:p text:style-name="P1">(<text:time style:data-style-name="N42" text:time-value="2018-03-28T14:25:05.76" text:fixed="true">02:25 PM</text:time> notes)</text:p>
      <text:p text:style-name="P1"/>
      <text:p text:style-name="P1">By end of 1920s almost 1 mill American farmers owned tractors. Increased productivity.</text:p>
      <text:p text:style-name="P1">About 9 million horses were no longer needed, freed up x acres for production.</text:p>
      <text:p text:style-name="P1">Mechanization and utilization of farms meant they could grow more crops.</text:p>
      <text:p text:style-name="P1">When war ends, American farmers lose their market. Nowhere to sell surplus of agricultural production.</text:p>
      <text:p text:style-name="P1">Serious economic problem.</text:p>
      <text:p text:style-name="P1">This led to depopulation of countrysides.</text:p>
      <text:p text:style-name="P1">(<text:time style:data-style-name="N42" text:time-value="2018-03-28T14:36:08.08" text:fixed="true">02:36 PM</text:time> notes)</text:p>
      <text:p text:style-name="P1">Overproduction led to surplus inventories which led to loaning to private corporations.</text:p>
      <text:p text:style-name="P1">(<text:time style:data-style-name="N42" text:time-value="2018-03-28T14:44:01.82" text:fixed="true">02:44 PM</text:time> notes)</text:p>
      <text:p text:style-name="P1">Business inventories began to build up rapidly throughout 1929. Tripled between 1928-1929. </text:p>
      <text:p text:style-name="P1">Industrial production peaked in June 1929, and declined later.</text:p>
      <text:p text:style-name="P1">Stock market began going down in Fall of 1929.</text:p>
      <text:p text:style-name="P1">(<text:time style:data-style-name="N42" text:time-value="2018-03-28T14:49:10.91" text:fixed="true">02:49 PM</text:time> note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28T13:58:49.41</meta:creation-date>
    <dc:date>2018-03-28T14:49:11.89</dc:date>
    <dc:creator>Timothy Cayer</dc:creator>
    <meta:editing-duration>PT50M15S</meta:editing-duration>
    <meta:editing-cycles>19</meta:editing-cycles>
    <meta:generator>OpenOffice/4.1.3$Win32 OpenOffice.org_project/413m1$Build-9783</meta:generator>
    <meta:document-statistic meta:table-count="0" meta:image-count="0" meta:object-count="0" meta:page-count="1" meta:paragraph-count="26" meta:word-count="230" meta:character-count="1447"/>
  </office:meta>
</office:document-meta>
</file>